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loext:opacity="100%" fo:font-size="20pt" fo:language="en" fo:country="US" officeooo:rsid="0003afc5" officeooo:paragraph-rsid="0003afc5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color="#ff0000" loext:opacity="100%" fo:font-size="16pt" fo:language="en" fo:country="US" officeooo:rsid="0003afc5" officeooo:paragraph-rsid="0003afc5" style:font-size-asian="14pt" style:font-size-complex="16pt"/>
    </style:style>
    <style:style style:name="T1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ction 2. <text:span text:style-name="T1">Основы </text:span>Java Script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25T08:20:32.958000000</meta:creation-date>
    <dc:date>2024-01-25T08:22:28.530000000</dc:date>
    <meta:editing-duration>PT1M56S</meta:editing-duration>
    <meta:editing-cycles>1</meta:editing-cycles>
    <meta:document-statistic meta:table-count="0" meta:image-count="0" meta:object-count="0" meta:page-count="1" meta:paragraph-count="1" meta:word-count="5" meta:character-count="30" meta:non-whitespace-character-count="26"/>
    <meta:generator>LibreOffice/7.1.2.2$Windows_X86_64 LibreOffice_project/8a45595d069ef5570103caea1b71cc9d82b2aae4</meta:generator>
  </office:meta>
</office:document-meta>
</file>